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0aaf3d" officeooo:paragraph-rsid="000aaf3d" style:font-size-asian="14pt" style:font-size-complex="16pt"/>
    </style:style>
    <style:style style:name="P2" style:family="paragraph" style:parent-style-name="Standard">
      <style:text-properties style:font-name="Arial" fo:font-size="16pt" officeooo:rsid="000aaf3d" officeooo:paragraph-rsid="000aaf3d" style:font-size-asian="14pt" style:font-size-complex="16pt"/>
    </style:style>
    <style:style style:name="P3" style:family="paragraph" style:parent-style-name="Standard">
      <style:text-properties officeooo:paragraph-rsid="000ca2e6"/>
    </style:style>
    <style:style style:name="P4" style:family="paragraph" style:parent-style-name="Standard">
      <style:text-properties officeooo:rsid="000ca2e6" officeooo:paragraph-rsid="000ca2e6"/>
    </style:style>
    <style:style style:name="T1" style:family="text">
      <style:text-properties style:font-name="Arial" fo:font-size="16pt" style:font-size-asian="14pt" style:font-size-complex="16pt"/>
    </style:style>
    <style:style style:name="T2" style:family="text">
      <style:text-properties style:font-name="Arial" fo:font-size="16pt" officeooo:rsid="000ca2e6" style:font-size-asian="14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ia n° 1</text:p>
      <text:p text:style-name="P1"/>
      <text:p text:style-name="P1">Um dispositivo de leitura que fizesse a leitura da pulseira de identificação do paciente e obtenha os dados, esse mesmo dispositivo o enfermeiro iria dar entrada nos dados para alimentar o banco de dados e exiba os dados em uma tela sobre o leito do paciente com os dados visíveis para qualquer pessoa que entre na sala.</text:p>
      <text:p text:style-name="P1"/>
      <text:p text:style-name="P1">Ideia n° 2</text:p>
      <text:p text:style-name="P1"/>
      <text:p text:style-name="P3"><text:span text:style-name="T2">Um carrinho com um notebook em cima e o enfermeiro anda com esse carrinho pelo hospital entre os leitos fazendo as aferições das escalas e alimentando o banco de dados através da inserção dos dados com o notebook, depois esses dados seriam passados pro sistema do hospital.</text:span></text:p>
      <text:p text:style-name="P3"><text:span text:style-name="T2"/></text:p>
      <text:p text:style-name="P4"><text:span text:style-name="T1">Ideia n° 3</text:span></text:p>
      <text:p text:style-name="P4"><text:span text:style-name="T1"/></text:p>
      <text:p text:style-name="P4"><text:span text:style-name="T1">Um aplicativo que o enfermeiro acessa com seu tablet ou celular, onde nesse aplicativo ele entra com seu login e de acordo com suas permissões ele pode fazer a consulta dos dados das escalas do paciente, realizar aferições das escalas ou prescrever novas escalas para aquele paciente caso haja necessidade, depois esses banco de dados ficaria disponível sob a forma de uma API para fornecer os dados ao sistema do hospital e alimentar o prontuário eletrônico do paciente evitando a redigitação de dado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19:53:09.591551193</meta:creation-date>
    <meta:editing-duration>PT6M8S</meta:editing-duration>
    <meta:editing-cycles>2</meta:editing-cycles>
    <meta:generator>LibreOffice/6.4.7.2$Linux_X86_64 LibreOffice_project/40$Build-2</meta:generator>
    <dc:date>2021-12-13T19:59:16.569066982</dc:date>
    <meta:document-statistic meta:table-count="0" meta:image-count="0" meta:object-count="0" meta:page-count="1" meta:paragraph-count="6" meta:word-count="196" meta:character-count="1126" meta:non-whitespace-character-count="936"/>
  </office:meta>
</office:document-meta>
</file>